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45b" officeooo:paragraph-rsid="001b945b"/>
    </style:style>
    <style:style style:name="P2" style:family="paragraph" style:parent-style-name="Standard">
      <style:text-properties officeooo:rsid="001b945b" officeooo:paragraph-rsid="00326811"/>
    </style:style>
    <style:style style:name="P3" style:family="paragraph" style:parent-style-name="Standard">
      <style:text-properties officeooo:rsid="00208022" officeooo:paragraph-rsid="00208022"/>
    </style:style>
    <style:style style:name="P4" style:family="paragraph" style:parent-style-name="Preformatted_20_Text">
      <style:text-properties fo:color="#000000" style:font-name="Source Code Pro" fo:font-size="11.3000001907349pt" officeooo:rsid="001b945b" officeooo:paragraph-rsid="001b945b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6" style:family="paragraph" style:parent-style-name="Preformatted_20_Text">
      <style:text-properties fo:color="#000000"/>
    </style:style>
    <style:style style:name="T1" style:family="text">
      <style:text-properties officeooo:rsid="0019025b"/>
    </style:style>
    <style:style style:name="T2" style:family="text">
      <style:text-properties officeooo:rsid="001968d5"/>
    </style:style>
    <style:style style:name="T3" style:family="text">
      <style:text-properties officeooo:rsid="001a42fb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Source Code Pro" fo:font-size="11.3000001907349pt"/>
    </style:style>
    <style:style style:name="T6" style:family="text">
      <style:text-properties fo:color="#000080" style:font-name="Source Code Pro" fo:font-size="11.3000001907349pt" fo:font-weight="bold"/>
    </style:style>
    <style:style style:name="T7" style:family="text">
      <style:text-properties style:font-name="Source Code Pro" fo:font-size="11.3000001907349pt"/>
    </style:style>
    <style:style style:name="T8" style:family="text">
      <style:text-properties fo:color="#b200b2" style:font-name="Source Code Pro" fo:font-size="11.3000001907349pt"/>
    </style:style>
    <style:style style:name="T9" style:family="text">
      <style:text-properties fo:color="#94558d" style:font-name="Source Code Pro" fo:font-size="11.3000001907349pt"/>
    </style:style>
    <style:style style:name="T10" style:family="text">
      <style:text-properties fo:color="#008000" style:font-name="Source Code Pro" fo:font-size="11.3000001907349pt" fo:font-weight="bold"/>
    </style:style>
    <style:style style:name="T11" style:family="text">
      <style:text-properties fo:color="#0000ff" style:font-name="Source Code Pro" fo:font-size="11.3000001907349pt"/>
    </style:style>
    <style:style style:name="T12" style:family="text">
      <style:text-properties officeooo:rsid="001c8f15"/>
    </style:style>
    <style:style style:name="T13" style:family="text">
      <style:text-properties officeooo:rsid="00223663"/>
    </style:style>
    <style:style style:name="T14" style:family="text">
      <style:text-properties officeooo:rsid="00223cd6"/>
    </style:style>
    <style:style style:name="T15" style:family="text">
      <style:text-properties officeooo:rsid="00251f4a"/>
    </style:style>
    <style:style style:name="T16" style:family="text">
      <style:text-properties officeooo:rsid="002e60a3"/>
    </style:style>
    <style:style style:name="T17" style:family="text">
      <style:text-properties officeooo:rsid="003514a6"/>
    </style:style>
    <style:style style:name="T18" style:family="text">
      <style:text-properties officeooo:rsid="00365ec2"/>
    </style:style>
    <style:style style:name="T19" style:family="text">
      <style:text-properties officeooo:rsid="0038382c"/>
    </style:style>
    <style:style style:name="T20" style:family="text">
      <style:text-properties officeooo:rsid="003a2f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0_1405268140"/>关注人列表，不知道为什么需要这样，暂时先用这个<text:bookmark-end text:name="__DdeLink__0_1405268140"/></text:p>
      <text:p text:style-name="Standard"/>
      <text:p text:style-name="Standard"><text:bookmark-start text:name="__DdeLink__2_1405268140"/>关注人数量<text:bookmark-end text:name="__DdeLink__2_1405268140"/></text:p>
      <text:p text:style-name="Standard"/>
      <text:p text:style-name="Standard"><text:bookmark-start text:name="__DdeLink__5_1405268140"/>对于每个关注人而言</text:p>
      <text:p text:style-name="Standard">获取每个关注人url中有关用户<text:span text:style-name="T1">ID的部分</text:span><text:bookmark-end text:name="__DdeLink__5_1405268140"/></text:p>
      <text:p text:style-name="Standard"/>
      <text:p text:style-name="Standard"><text:bookmark-start text:name="__DdeLink__7_1405268140"/>关注人的主页， 其中用户<text:span text:style-name="T2">ID由上面给出</text:span></text:p>
      <text:p text:style-name="Standard"><text:bookmark-start text:name="__DdeLink__9_1405268140"/>获取我所需要的信息<text:bookmark-end text:name="__DdeLink__7_1405268140"/>，这里是获取原创带图且最近一年内的微博，具体参数可通过<text:span text:style-name="T2">F12从request中获知</text:span><text:bookmark-end text:name="__DdeLink__9_1405268140"/></text:p>
      <text:p text:style-name="Standard"/>
      <text:p text:style-name="Standard">如果<text:span text:style-name="T3">follow的ID在已经爬过的ID中，则不处理</text:span></text:p>
      <text:p text:style-name="Standard"/>
      <text:p text:style-name="Standard"><text:bookmark-start text:name="__DdeLink__14_1405268140"/>对每个获取的关注人<text:span text:style-name="T3">ID重新进行爬虫--我的天那，如果关注的人很多，这且不是要无穷无尽</text:span></text:p>
      <text:p text:style-name="Standard"/>
      <text:p text:style-name="Standard">对当前获取的关注人<text:span text:style-name="T3">拥有的</text:span>微博进行爬数据，这个我还是每个爬一点算了，不然太多了<text:bookmark-end text:name="__DdeLink__14_1405268140"/></text:p>
      <text:p text:style-name="Standard"/>
      <text:p text:style-name="Standard"><text:bookmark-start text:name="__DdeLink__17_1405268140"/>重新发送<text:span text:style-name="T3">request请求，传入一些参数，并调用回调函数</text:span><text:bookmark-end text:name="__DdeLink__17_1405268140"/></text:p>
      <text:p text:style-name="Standard"/>
      <text:p text:style-name="P1">request参数如下：</text:p>
      <text:p text:style-name="P4"><text:span text:style-name="T4">class </text:span>Request(object_ref):</text:p>
      <text:p text:style-name="P6"><text:s text:c="4"/><text:span text:style-name="T6">def </text:span><text:span text:style-name="T8">__init__</text:span><text:span text:style-name="T7">(</text:span><text:span text:style-name="T9">self</text:span><text:span text:style-name="T7">, url, callback=</text:span><text:span text:style-name="T5">None</text:span><text:span text:style-name="T7">, method=</text:span><text:span text:style-name="T10">'GET'</text:span><text:span text:style-name="T7">, headers=</text:span><text:span text:style-name="T5">None</text:span><text:span text:style-name="T7">, body=</text:span><text:span text:style-name="T5">None</text:span><text:span text:style-name="T7">,</text:span></text:p>
      <text:p text:style-name="P6"><text:s text:c="17"/><text:span text:style-name="T7">cookies=</text:span><text:span text:style-name="T5">None</text:span><text:span text:style-name="T7">, meta=</text:span><text:span text:style-name="T5">None</text:span><text:span text:style-name="T7">, encoding=</text:span><text:span text:style-name="T10">'utf-8'</text:span><text:span text:style-name="T7">, priority=</text:span><text:span text:style-name="T11">0</text:span><text:span text:style-name="T7">,</text:span></text:p>
      <text:p text:style-name="P5"><text:s text:c="17"/><text:span text:style-name="T7">dont_filter=</text:span><text:span text:style-name="T5">False</text:span><text:span text:style-name="T7">, errback=</text:span><text:span text:style-name="T5">None</text:span><text:span text:style-name="T7">):</text:span></text:p>
      <text:p text:style-name="P1"/>
      <text:p text:style-name="P1"><text:bookmark-start text:name="__DdeLink__21_1405268140"/>meta主要用于存放请求的一些信息<text:bookmark-end text:name="__DdeLink__21_1405268140"/></text:p>
      <text:p text:style-name="P1"/>
      <text:p text:style-name="P1"><text:bookmark-start text:name="__DdeLink__23_1405268140"/>判断是否有下一页，如果有下一页，使用<text:span text:style-name="T12">request进行请求，调用当前函数为回调函数，有点类似递归</text:span><text:bookmark-end text:name="__DdeLink__23_1405268140"/></text:p>
      <text:p text:style-name="P1"/>
      <text:p text:style-name="P1"><text:bookmark-start text:name="__DdeLink__25_1405268140"/>处理获取到的关注者主页<text:bookmark-end text:name="__DdeLink__25_1405268140"/></text:p>
      <text:p text:style-name="P1"/>
      <text:p text:style-name="P1"><text:bookmark-start text:name="__DdeLink__27_1405268140"/>将当前关注者的基本信息存入item中<text:bookmark-end text:name="__DdeLink__27_1405268140"/></text:p>
      <text:p text:style-name="P1"/>
      <text:p text:style-name="P3"><text:bookmark-start text:name="__DdeLink__29_1405268140"/>tip2中各信息</text:p>
      <text:p text:style-name="P3"/>
      <text:p text:style-name="P3"><text:bookmark-start text:name="__DdeLink__31_1405268140"/>获取<text:span text:style-name="T13">[ ]之间的数据</text:span><text:bookmark-end text:name="__DdeLink__31_1405268140"/></text:p>
      <text:p text:style-name="P3"/>
      <text:p text:style-name="P3"><text:bookmark-start text:name="__DdeLink__33_1405268140"/>之所以带<text:span text:style-name="T14">[0]是因为怕有相同的标签</text:span><text:bookmark-end text:name="__DdeLink__33_1405268140"/></text:p>
      <text:p text:style-name="P3"/>
      <text:p text:style-name="P3"><text:bookmark-start text:name="__DdeLink__35_1405268140"/>获取关注者微博信息<text:bookmark-end text:name="__DdeLink__35_1405268140"/></text:p>
      <text:p text:style-name="P1"><text:bookmark-end text:name="__DdeLink__29_1405268140"/></text:p>
      <text:p text:style-name="P1"><text:bookmark-start text:name="__DdeLink__37_1405268140"/>使用beautifulsoup获取<text:span text:style-name="T15">html中数据</text:span><text:bookmark-end text:name="__DdeLink__37_1405268140"/></text:p>
      <text:p text:style-name="P1"/>
      <text:p text:style-name="P1"><text:bookmark-start text:name="__DdeLink__39_1405268140"/>需要输入验证码<text:bookmark-end text:name="__DdeLink__39_1405268140"/> </text:p>
      <text:p text:style-name="P1"><text:bookmark-start text:name="__DdeLink__41_1405268140"/>验证码成功被下载<text:bookmark-end text:name="__DdeLink__41_1405268140"/></text:p>
      <text:p text:style-name="P1"/>
      <text:p text:style-name="P1">对于预留的每个用户名和密码</text:p>
      <text:p text:style-name="P1"><text:bookmark-start text:name="__DdeLink__43_1405268140"/><text:soft-page-break/>如果验证码不存在，则直接登陆，如果验证码存在，则输入验证码进行登录<text:bookmark-end text:name="__DdeLink__43_1405268140"/></text:p>
      <text:p text:style-name="P1"/>
      <text:p text:style-name="P1"><text:bookmark-start text:name="__DdeLink__45_1405268140"/>需要提交的数据为<text:bookmark-end text:name="__DdeLink__45_1405268140"/></text:p>
      <text:p text:style-name="P1"/>
      <text:p text:style-name="P1"><text:bookmark-start text:name="__DdeLink__47_1405268140"/>使用<text:span text:style-name="T16">session发送request请求</text:span><text:bookmark-end text:name="__DdeLink__47_1405268140"/></text:p>
      <text:p text:style-name="P1"/>
      <text:p text:style-name="P2">'http://weibo.cn/?PHPSESSID=&amp;vt=1'or '<text:a xlink:type="simple" xlink:href="http://weibo.cn/?PHPSESSID=&amp;vt=4" text:style-name="Internet_20_link" text:visited-style-name="Visited_20_Internet_20_Link">http://weibo.cn/?PHPSESSID=&amp;vt=4</text:a><text:a xlink:type="simple" xlink:href="http://weibo.cn/?PHPSESSID=&amp;vt=4'说明已经登录微博成功" text:style-name="Internet_20_link" text:visited-style-name="Visited_20_Internet_20_Link">'</text:a></text:p>
      <text:p text:style-name="P2"><text:bookmark-start text:name="__DdeLink__49_1405268140"/><text:a xlink:type="simple" xlink:href="http://weibo.cn/?PHPSESSID=&amp;vt=4'说明已经登录微博成功" text:style-name="Internet_20_link" text:visited-style-name="Visited_20_Internet_20_Link">说明已经登录微博成功</text:a><text:bookmark-end text:name="__DdeLink__49_1405268140"/>，但是我用这个方法似乎不行，现在换另一种方法，将<text:span text:style-name="T20">post后的content数据取出，看里面有什么内容</text:span></text:p>
      <text:p text:style-name="P2"/>
      <text:p text:style-name="P2"/>
      <text:p text:style-name="P2"><text:bookmark-start text:name="__DdeLink__51_1405268140"/>您已经成功登录<text:bookmark-end text:name="__DdeLink__51_1405268140"/></text:p>
      <text:p text:style-name="P2"/>
      <text:p text:style-name="P2"><text:bookmark-start text:name="__DdeLink__53_1405268140"/>抱歉！登录失败<text:bookmark-end text:name="__DdeLink__53_1405268140"/></text:p>
      <text:p text:style-name="P2"/>
      <text:p text:style-name="P2"><text:bookmark-start text:name="__DdeLink__55_1405268140"/>注意：（ ）的边界十分重要，不看清楚每次取出哪个对象的值<text:bookmark-end text:name="__DdeLink__55_1405268140"/></text:p>
      <text:p text:style-name="P2"/>
      <text:p text:style-name="P2"><text:bookmark-start text:name="__DdeLink__57_1405268140"/>因为<text:span text:style-name="T17">python版本不同，因此输入函数不同，注意这点</text:span><text:bookmark-end text:name="__DdeLink__57_1405268140"/></text:p>
      <text:p text:style-name="P2"><text:bookmark-start text:name="__DdeLink__59_1405268140"/></text:p>
      <text:p text:style-name="P2"><text:bookmark-end text:name="__DdeLink__59_1405268140"/><text:bookmark-start text:name="__DdeLink__61_1405268140"/>跳转的<text:span text:style-name="T18">url</text:span><text:bookmark-end text:name="__DdeLink__61_1405268140"/></text:p>
      <text:p text:style-name="P2"/>
      <text:p text:style-name="P2"><text:bookmark-start text:name="__DdeLink__63_1405268140"/>最开始的爬虫<text:bookmark-end text:name="__DdeLink__63_1405268140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5:13:59.789857192</meta:creation-date>
    <dc:date>2016-11-20T22:48:16.472309744</dc:date>
    <meta:editing-duration>PT5H52M28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2" meta:paragraph-count="38" meta:word-count="583" meta:character-count="962" meta:non-whitespace-character-count="908"/>
  </office:meta>
</office:document-meta>
</file>